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" svg:font-family="'Segoe UI', 'Lucida Grande', Verdana, Arial, Helvetica, sans-serif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">
      <style:paragraph-properties style:text-autospace="none"/>
      <style:text-properties fo:language="ru" fo:country="RU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>
      <style:text-properties fo:color="#2b91af" style:font-name="Consolas" fo:font-size="12pt" style:font-name-asian="Consolas" style:font-size-asian="12pt" style:font-name-complex="Consolas" style:font-size-complex="12pt"/>
    </style:style>
    <style:style style:name="P5" style:family="paragraph" style:parent-style-name="Standard">
      <style:text-properties fo:color="#2b91af" style:font-name="Consolas" fo:font-size="18pt" fo:language="ru" fo:country="RU" style:font-name-asian="Consolas" style:font-size-asian="18pt" style:font-name-complex="Consolas" style:font-size-complex="18pt"/>
    </style:style>
    <style:style style:name="P6" style:family="paragraph" style:parent-style-name="Standard">
      <style:text-properties fo:color="#000000" style:font-name="Consolas" fo:font-size="12pt" style:font-name-asian="Consolas" style:font-size-asian="12pt" style:font-name-complex="Consolas" style:font-size-complex="12pt"/>
    </style:style>
    <style:style style:name="P7" style:family="paragraph" style:parent-style-name="Standard" style:list-style-name="">
      <style:paragraph-properties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8" style:family="paragraph" style:parent-style-name="Standard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P9" style:family="paragraph" style:parent-style-name="Standard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P10" style:family="paragraph" style:parent-style-name="Standard">
      <style:text-properties fo:font-size="18pt" fo:language="ru" fo:country="RU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2b91af"/>
    </style:style>
    <style:style style:name="T4" style:family="text">
      <style:text-properties fo:color="#2b91af" style:font-name="Consolas" fo:font-size="12pt" style:font-name-asian="Consolas" style:font-size-asian="12pt" style:font-name-complex="Consolas" style:font-size-complex="12pt"/>
    </style:style>
    <style:style style:name="T5" style:family="text">
      <style:text-properties fo:color="#2b91af" style:font-name="Consolas" fo:font-size="12pt" fo:language="en" fo:country="US" style:font-name-asian="Consolas" style:font-size-asian="12pt" style:font-name-complex="Consolas" style:font-size-complex="12pt"/>
    </style:style>
    <style:style style:name="T6" style:family="text">
      <style:text-properties fo:color="#2b91af" style:font-name="Consolas" fo:font-size="12pt" fo:language="ru" fo:country="RU" style:font-name-asian="Consolas" style:font-size-asian="12pt" style:font-name-complex="Consolas" style:font-size-complex="12pt"/>
    </style:style>
    <style:style style:name="T7" style:family="text">
      <style:text-properties fo:color="#2b91af" fo:language="ru" fo:country="RU"/>
    </style:style>
    <style:style style:name="T8" style:family="text">
      <style:text-properties fo:color="#2b91af" fo:language="en" fo:country="US"/>
    </style:style>
    <style:style style:name="T9" style:family="text">
      <style:text-properties fo:color="#000000"/>
    </style:style>
    <style:style style:name="T10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fo:font-size="12pt" fo:language="en" fo:country="US" style:font-name-asian="Consolas" style:font-size-asian="12pt" style:font-name-complex="Consolas" style:font-size-complex="12pt"/>
    </style:style>
    <style:style style:name="T12" style:family="text">
      <style:text-properties fo:color="#000000" style:font-name="Consolas" fo:font-size="12pt" fo:language="ru" fo:country="RU" style:font-name-asian="Consolas" style:font-size-asian="12pt" style:font-name-complex="Consolas" style:font-size-complex="12pt"/>
    </style:style>
    <style:style style:name="T13" style:family="text">
      <style:text-properties fo:color="#000000" fo:language="ru" fo:country="RU"/>
    </style:style>
    <style:style style:name="T14" style:family="text">
      <style:text-properties fo:color="#000000" fo:language="en" fo:country="US"/>
    </style:style>
    <style:style style:name="T15" style:family="text">
      <style:text-properties fo:color="#a31515" fo:language="ru" fo:country="RU"/>
    </style:style>
    <style:style style:name="T16" style:family="text">
      <style:text-properties fo:color="#a31515" style:font-name="Consolas" fo:font-size="12pt" fo:language="ru" fo:country="RU" style:font-name-asian="Consolas" style:font-size-asian="12pt" style:font-name-complex="Consolas" style:font-size-complex="12pt"/>
    </style:style>
    <style:style style:name="T17" style:family="text">
      <style:text-properties fo:color="#0000ff"/>
    </style:style>
    <style:style style:name="T18" style:family="text">
      <style:text-properties fo:color="#0000ff" style:font-name="Consolas" fo:font-size="12pt" style:font-name-asian="Consolas" style:font-size-asian="12pt" style:font-name-complex="Consolas" style:font-size-complex="12pt"/>
    </style:style>
    <style:style style:name="T19" style:family="text">
      <style:text-properties fo:color="#008000" style:font-name="Consolas" fo:font-size="12pt" style:font-name-asian="Consolas" style:font-size-asian="12pt" style:font-name-complex="Consolas" style:font-size-complex="12pt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style:font-name="Consolas1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333333" style:font-name="Consolas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333333" style:font-name="Consolas1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Consolas2" fo:font-size="12pt" fo:letter-spacing="normal" fo:font-style="normal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нный пример демонстрирует написание <text:span text:style-name="T1">Odata </text:span>сервиса используюшего <text:span text:style-name="T1">Xaf Security </text:span>для получения данных используя базу данных <text:span text:style-name="T1">XAF </text:span>приложения. Сервис паблишется в <text:span text:style-name="T1">Azure. </text:span>В качестве клиент используется <text:span text:style-name="T1">DXTreme.</text:span></text:p>
      <text:p text:style-name="P10">1.</text:p>
      <text:p text:style-name="P1"><text:tab/>Изначально имеем <text:span text:style-name="T1">XafWin </text:span>приложение. В данном примере это XafWinClient.</text:p>
      <text:p text:style-name="P1">Данное приложение соединяется с сервисом размешённым на <text:span text:style-name="T1">Azure “ClientServer_Wcf_CustomAuth.Service”.</text:span></text:p>
      <text:p text:style-name="P1"><text:span text:style-name="T1"/></text:p>
      <text:p text:style-name="P1">Создать тестовую базу данных на <text:span text:style-name="T1">Azure</text:span> можно следуюшим образом.</text:p>
      <text:p text:style-name="P1">1 Собственно создаём базу через <text:span text:style-name="T1">Azure </text:span>интерфейс.</text:p>
      <text:p text:style-name="P1">2 Создаём необходимые таблицы используя скрипт находяшийся в файле</text:p>
      <text:p text:style-name="P1">Azure_XAF_AuthenticationDemoDB.sql входяшим в проект DBCreator.</text:p>
      <text:p text:style-name="P1">3 Содаём тестовые данные. Запускаем DBCreator с указание коннекшена с базе на <text:span text:style-name="T1">Azure.</text:span></text:p>
      <text:p text:style-name="P1"><text:span text:style-name="T1"/></text:p>
      <text:p text:style-name="Standard"><text:span text:style-name="T2">В базе по умолчаню создаются 3 юзера. Это </text:span><text:span text:style-name="T1">Admin, </text:span><text:span text:style-name="T2">и 2 обычных пользователя с ограниченными правами, это </text:span><text:span text:style-name="T16">Sam</text:span><text:span text:style-name="T2"> и </text:span><text:span text:style-name="T16">John</text:span><text:span text:style-name="T2">. Пароли везеде пыстые.</text:span></text:p>
      <text:p text:style-name="Standard"><text:span text:style-name="T2">Пользователи </text:span><text:span text:style-name="T16">Sam</text:span><text:span text:style-name="T2"> и </text:span><text:span text:style-name="T16">John</text:span><text:span text:style-name="T2">. Могут просматривать все записи </text:span><text:span text:style-name="T1">(Contacts)</text:span><text:span text:style-name="T2"> но редактировать могут только записи асоциированн </text:span><text:span text:style-name="T1">c </text:span><text:span text:style-name="T2">ними. Это соответственно </text:span><text:span text:style-name="T1">Contact </text:span><text:span text:style-name="T2">с именем </text:span><text:span text:style-name="T1">«Sam» and “John”. </text:span><text:span text:style-name="T2">Также в контакте с названием «</text:span><text:span text:style-name="T1">Advanced User” </text:span><text:span text:style-name="T2">они могут фидеть только </text:span><text:span text:style-name="T1">Photo(</text:span><text:span text:style-name="T2">по дефолту пустое</text:span><text:span text:style-name="T1">) </text:span><text:span text:style-name="T2">и </text:span><text:span text:style-name="T1">FirstName, </text:span><text:span text:style-name="T2">свойства </text:span><text:span text:style-name="T1">LastName </text:span><text:span text:style-name="T2">и </text:span><text:span text:style-name="T1">Email </text:span><text:span text:style-name="T2">закрыты для просмотра.</text:span></text:p>
      <text:p text:style-name="P1"/>
      <text:p text:style-name="P10">2.</text:p>
      <text:p text:style-name="P1"><text:tab/>Начнём с создания нескольких вспомогательных классов которые нам понадобятся в дальнейшем. Для этого создадим новый проект «<text:span text:style-name="T1">Class Library</text:span>».</text:p>
      <text:p text:style-name="P1"><text:span text:style-name="T5">ASPRequestValueManager</text:span><text:span text:style-name="T11">&lt;ValueType&gt; </text:span><text:span text:style-name="T10">предназначен для хранения объекта </text:span><text:span text:style-name="T11">Security </text:span><text:span text:style-name="T10">а контексте запроса.</text:span></text:p>
      <text:p text:style-name="P1"><text:span text:style-name="T10"/></text:p>
      <text:p text:style-name="P4"><text:span text:style-name="T2">MyContext</text:span><text:span text:style-name="T13"> наследуемый от </text:span>XpoContext<text:span text:style-name="T13">. Тут мы перекрываем метод ShowLargePropertyAsNamedStream для получения стримов непосредственно к запросе </text:span><text:span text:style-name="T14">Entity, </text:span><text:span text:style-name="T13">а не в виде </text:span><text:span text:style-name="T14">Url. </text:span><text:span text:style-name="T13">Это написанно только для данного примера. В конечном приложении стратегия получения данных типа </text:span><text:span text:style-name="T14">stream </text:span><text:span text:style-name="T13">может быть другой.</text:span></text:p>
      <text:p text:style-name="P4"><text:span text:style-name="T13"/></text:p>
      <text:p text:style-name="P4"><text:span text:style-name="T2">DataServiceHelper</text:span><text:span text:style-name="T13"> клас предоставляет вспомогательные методы для. инициализации </text:span><text:span text:style-name="T14">TypesInfo </text:span><text:span text:style-name="T13">и получения </text:span><text:span text:style-name="T2">IObjectSpaceProvider</text:span><text:span text:style-name="T13"> и </text:span><text:span text:style-name="T2">IobjectLayer</text:span><text:span text:style-name="T13">.</text:span></text:p>
      <text:p text:style-name="P4"><text:span text:style-name="T13"/></text:p>
      <text:p text:style-name="P4"><text:span text:style-name="T2">DataServiceBase</text:span><text:span text:style-name="T13"> наследуемый от </text:span><text:span text:style-name="T2">XpoDataServiceV3</text:span><text:span text:style-name="T13">. Данный клас используется в других примерах. В данном примере код из него может быть перенесён в наследника </text:span><text:span text:style-name="T2">CustomAuthenticationDataService</text:span><text:span text:style-name="T13">.</text:span></text:p>
      <text:p text:style-name="P4"><text:span text:style-name="T13"/></text:p>
      <text:p text:style-name="P5"><text:span text:style-name="T9">3.</text:span></text:p>
      <text:p text:style-name="P4"><text:span text:style-name="T13">Преходим к созданию сервиса.</text:span></text:p>
      <text:p text:style-name="P4"><text:span text:style-name="T13">Создаём пустой </text:span><text:span text:style-name="T14">Web </text:span><text:span text:style-name="T13">проек.</text:span></text:p>
      <text:p text:style-name="P4"><text:span text:style-name="T13">Создаём класс </text:span><text:span text:style-name="T2">CustomAuthenticationDataService</text:span><text:span text:style-name="T13"> наследуем его от </text:span><text:span text:style-name="T2">DataServiceBase</text:span><text:span text:style-name="T13">. Это и будет наш сервис.</text:span></text:p>
      <text:p text:style-name="P4"><text:span text:style-name="T13"/></text:p>
      <text:p text:style-name="P4"><text:span text:style-name="T13">В данном классе добавляем несколько </text:span><text:span text:style-name="T14">ServiceOperation </text:span><text:span text:style-name="T13">методов. Они нам </text:span><text:soft-page-break/><text:span text:style-name="T13">понадобятся для реализации </text:span><text:span text:style-name="T14">UISecurity </text:span><text:span text:style-name="T13">на клиенте. Это методы.</text:span></text:p>
      <text:p text:style-name="P6"><text:span text:style-name="T2">IsGranted, CanReadMembers, IsUserAllowed. </text:span></text:p>
      <text:p text:style-name="P6"><text:span text:style-name="T2"/></text:p>
      <text:p text:style-name="P6"><text:span text:style-name="T2">Класс </text:span><text:span text:style-name="T7">JSONPSupportInspector </text:span><text:span text:style-name="T2">нужен для потдержки </text:span><text:span text:style-name="T1">jsonp, </text:span><text:span text:style-name="T2">подробнее тут </text:span></text:p>
      <text:p text:style-name="P6"><text:a xlink:type="simple" xlink:href="http://archive.msdn.microsoft.com/DataServicesJSONP">http://archive.msdn.microsoft.com/DataServicesJSONP</text:a><text:span text:style-name="T2"> </text:span></text:p>
      <text:p text:style-name="P6"><text:span text:style-name="T2"/></text:p>
      <text:p text:style-name="P6"><text:span text:style-name="T1">Добавляем</text:span><text:span text:style-name="T2"> в проект класс </text:span><text:span text:style-name="T7">Global</text:span></text:p>
      <text:p text:style-name="P8"><text:span text:style-name="T2">Тут мы будем реализовывать основную чать обработки запросов на сервис с подключением </text:span>XafSecurity.</text:p>
      <text:p text:style-name="P8"/>
      <text:p text:style-name="P6"><text:span text:style-name="T2">Обработку запросов и проверку </text:span><text:span text:style-name="T1">UserCredentials п</text:span><text:span text:style-name="T2">роизводим в методе </text:span>Application_AuthenticateRequest. <text:span text:style-name="T2">В момент получения запроса создаётся новый интстанс </text:span><text:span text:style-name="T7">SecurityStrategyComplex</text:span><text:span text:style-name="T1">, </text:span><text:span text:style-name="T2">производится проверка <text:s/></text:span><text:span text:style-name="T1">UserCredentials </text:span><text:span text:style-name="T2">и в случае успеха запрос пропускается дальше. При получении <text:s/></text:span><text:span text:style-name="T7">AuthenticationException </text:span><text:span text:style-name="T2">выдаётся </text:span><text:span text:style-name="T15">"401 Unauthorized".</text:span></text:p>
      <text:p text:style-name="P6"><text:span text:style-name="T2">В случае прохождения авторизации обработка запроса переходит в </text:span><text:span text:style-name="T1">Data </text:span><text:span text:style-name="T2">сервис, Создаётся инстанс объекта </text:span><text:span text:style-name="T7">CustomAuthenticationDataService </text:span><text:span text:style-name="T2">которомы в качестве </text:span><text:span text:style-name="T8">IObjectLayer</text:span><text:span text:style-name="T7"> </text:span><text:span text:style-name="T2">передаётся </text:span><text:span text:style-name="T7">SessionObjectLayer </text:span><text:span text:style-name="T2">созданный с использованием ксафофского </text:span><text:span text:style-name="T7">SecurityRuleProvider </text:span><text:span text:style-name="T2">который использует инстанс </text:span><text:span text:style-name="T7">SecurityStrategyComplex <text:s/></text:span><text:span text:style-name="T2">который был создан в процессе прохождения авторизации реквеста в методе Application_AuthenticateRequest в классе </text:span><text:span text:style-name="T7">Global</text:span></text:p>
      <text:p text:style-name="P6"><text:span text:style-name="T7"/></text:p>
      <text:p text:style-name="P6"><text:span text:style-name="T2">Рассмотрим </text:span><text:span text:style-name="T1">DXTreme </text:span><text:span text:style-name="T2">слиент.</text:span></text:p>
      <text:p text:style-name="P6"><text:span text:style-name="T2">Данное приложение использует соединение с только что нами созданным сервисом <text:s/></text:span><text:span text:style-name="T7">CustomAuthenticationDataService <text:s/></text:span><text:span text:style-name="T2">как для получение данных, так и для построения </text:span><text:span text:style-name="T1">UI </text:span><text:span text:style-name="T2">элементов оперируя данными о том что может делать данный пользователь.</text:span></text:p>
      <text:p text:style-name="P6"><text:span text:style-name="T2"/></text:p>
      <text:p text:style-name="P6"><text:span text:style-name="T2">В примере имеется </text:span><text:span text:style-name="T1">3</text:span><text:span text:style-name="T2"> </text:span><text:span text:style-name="T1">View </text:span><text:span text:style-name="T2">отоброжаюшие данные с сервера</text:span><text:span text:style-name="T1"> </text:span><text:span text:style-name="T2">это:</text:span></text:p>
      <text:p text:style-name="P8"><text:span text:style-name="T2">1</text:span> LisView</text:p>
      <text:p text:style-name="P8"><text:span text:style-name="T2">2</text:span> DetailView</text:p>
      <text:p text:style-name="P8"><text:span text:style-name="T2">3</text:span> ContactEditView</text:p>
      <text:p text:style-name="P9">и <text:span text:style-name="T1">LogOn.</text:span></text:p>
      <text:p text:style-name="P9"><text:span text:style-name="T1"/></text:p>
      <text:p text:style-name="P6"><text:span text:style-name="T2">В форме <text:s/></text:span><text:span text:style-name="T1">LogOn </text:span><text:span text:style-name="T2">есть вспомогательный вызов сервисной операции </text:span>IsUserAllowed. <text:span text:style-name="T2">При любом запросе к сервису в запросе отсылается информация пользователя </text:span><text:span text:style-name="T1">UserName and <text:s/>Password. </text:span><text:span text:style-name="T2">Если сервер на запрос <text:s/>IsUserAllowed возврашает </text:span><text:span text:style-name="T1">true </text:span><text:span text:style-name="T2">значит данный юзер прошол аудентификацию. Любой другой результак (ошибка сервера, недоступность сервера, рассматриваются как обратное утверждение).</text:span></text:p>
      <text:p text:style-name="P6"><text:span text:style-name="T2"/></text:p>
      <text:p text:style-name="P6"><text:span text:style-name="T2">В случае возврашения результата </text:span><text:span text:style-name="T1">«True» </text:span><text:span text:style-name="T2">функцией <text:s/>IsUserAllowed идёт перенаправление на </text:span><text:span text:style-name="T1">LisView. </text:span><text:span text:style-name="T2">При запросе данных с сервера в классе EntityStoreContext пред тем как будет отправлен запрос, к запросу добавляется UserName и Password. В случае возврата сервером ошибки 401(</text:span><text:span text:style-name="T15">Unauthorized</text:span><text:span text:style-name="T2">) происходит перенаправление на страницу <text:s/></text:span><text:span text:style-name="T1">LogOn.</text:span></text:p>
      <text:p text:style-name="P6"><text:span text:style-name="T1"/></text:p>
      <text:p text:style-name="P6"><text:soft-page-break/><text:span text:style-name="T2">В форме </text:span><text:span text:style-name="T1">DetailView </text:span><text:span text:style-name="T2">есть 2 вспомоготельных вызова сервисных функци, это </text:span><text:span text:style-name="T1">IsGranted </text:span><text:span text:style-name="T2">и CanReadMembers.</text:span></text:p>
      <text:p text:style-name="P6"><text:span text:style-name="T2"/></text:p>
      <text:p text:style-name="P6"><text:span text:style-name="T2">Через метод <text:s/></text:span><text:span text:style-name="T1">IsGranted </text:span><text:span text:style-name="T2">запрашивают, если у пользователя права на редактироване данного объекта, и если есть то будет отоброжена кнопка </text:span><text:span text:style-name="T1">Edit. </text:span><text:span text:style-name="T2">Если нет то будет показан переключатель «UI Level Security» его можно выставить в </text:span><text:span text:style-name="T1">OFF </text:span><text:span text:style-name="T2">тогда результат вызова метода <text:s/></text:span><text:span text:style-name="T1">IsGranted </text:span><text:span text:style-name="T2">будет проигнорирован и кнопка </text:span><text:span text:style-name="T1">Edit </text:span><text:span text:style-name="T2">будет отоброжена.</text:span></text:p>
      <text:p text:style-name="P6"><text:span text:style-name="T2"/></text:p>
      <text:p text:style-name="P6"><text:span text:style-name="T2">При нажатии кнопки </text:span><text:span text:style-name="T1">Edit </text:span><text:span text:style-name="T2">мы переходим на </text:span><text:span text:style-name="T1">ContactEditView. </text:span><text:span text:style-name="T2">Тут мы можим изменить отоброжаемые данне и нажать клафишу </text:span><text:span text:style-name="T1">Save. </text:span><text:span text:style-name="T2">В случае если у текушего пользователся есть права на редактирование данного объекта, даннуе будут сохранены. В случа же если прав нет, а мы перешли сюда используя переключатель «UI Level Security» и проигнорировав результат метода <text:s/></text:span><text:span text:style-name="T1">IsGranted, </text:span><text:span text:style-name="T2">при попытке мы получим ошибку сервера, так как у пользователя нет прав на данную операцию. В примере сообшение об ошибке не отображается.</text:span></text:p>
      <text:p text:style-name="P6"><text:span text:style-name="T2"/></text:p>
      <text:p text:style-name="P6"><text:span text:style-name="T2">Обрадотка ошибок на ссервере и транслирование их в приемлимый для клиента формат происходит в методе <text:s/></text:span><text:span text:style-name="T1">HandleException </text:span><text:span text:style-name="T2">класса DataServiceBase.</text:span></text:p>
      <text:p text:style-name="P6"><text:span text:style-name="T2"/></text:p>
      <text:p text:style-name="P6"><text:span text:style-name="T17">protected</text:span> <text:span text:style-name="T17">override</text:span> <text:span text:style-name="T17">void</text:span> HandleException(<text:span text:style-name="T3">HandleExceptionArgs</text:span> args) {</text:p>
      <text:p text:style-name="P3"><text:span text:style-name="T10"><text:tab/></text:span><text:span text:style-name="T18">if</text:span><text:span text:style-name="T10">(args.Exception.GetType() == </text:span><text:span text:style-name="T18">typeof</text:span><text:span text:style-name="T10">(</text:span><text:span text:style-name="T4">ObjectLayerSecurityException</text:span><text:span text:style-name="T10">)) {</text:span></text:p>
      <text:p text:style-name="P3"><text:span text:style-name="T10"><text:tab/></text:span><text:span text:style-name="T19">//Forbidden</text:span></text:p>
      <text:p text:style-name="P3"><text:span text:style-name="T10"><text:tab/><text:tab/>args.Exception = </text:span><text:span text:style-name="T18">new</text:span><text:span text:style-name="T10"> </text:span><text:span text:style-name="T4">DataServiceException</text:span><text:span text:style-name="T10">(403, <text:tab/><text:tab/><text:tab/><text:tab/><text:tab/><text:tab/><text:tab/><text:tab/>args.Exception.Message);</text:span></text:p>
      <text:p text:style-name="P7"><text:tab/>}</text:p>
      <text:p text:style-name="P3"><text:span text:style-name="T10"><text:tab/></text:span><text:span text:style-name="T18">base</text:span><text:span text:style-name="T10">.HandleException(args);</text:span></text:p>
      <text:p text:style-name="P7">}</text:p>
      <text:p text:style-name="P7"/>
      <text:p text:style-name="P3"><text:span text:style-name="T12">Здесь мы видим что в случае возникновения исключения типа <text:s/></text:span><text:span text:style-name="T6">ObjectLayerSecurityException <text:s/></text:span><text:span text:style-name="T12">оно перехватывается и замето него создаётся <text:s/></text:span><text:span text:style-name="T6">DataServiceException. </text:span><text:span text:style-name="T12">Это необходимо для того чтоб клиент получил внятный код ошибки. </text:span><text:span text:style-name="T20"> </text:span><text:span text:style-name="T21">There are mainly three exceptions: DataServiceClientException for client operations (updates/inserts), DataServiceQueryException for querying via LINQ and DataServiceRequestException for requesting via URI.</text:span></text:p>
      <text:p text:style-name="P3"><text:span text:style-name="T22">Любое другое исключение будет передано на клиент как «</text:span><text:span text:style-name="T24">Internal Server Error</text:span><text:span text:style-name="T22">» с кодом ошибки 501, что явно недостаточно в некоторых случаях :)</text:span></text:p>
      <text:p text:style-name="P2"><text:span text:style-name="T21">Пример обработки <text:s/>DataServiceClientException в </text:span><text:span text:style-name="T23">C# .Net </text:span><text:span text:style-name="T21">клиенте можно посмотреть в проекте AzureConsoleClient.</text:span></text:p>
      <text:p text:style-name="P2"><text:span text:style-name="T21">В </text:span><text:span text:style-name="T23">DXTreme </text:span><text:span text:style-name="T21">клиенте используются коды ошибки полученные с сервера.</text:span></text:p>
      <text:p text:style-name="P2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2" svg:font-family="Consolas, Menlo, Monaco, 'Lucida Console', 'Liberation Mono', 'DejaVu Sans Mono', 'Bitstream Vera Sans Mono', 'Courier New', monospace, serif"/>
    <style:font-face style:name="Mangal1" svg:font-family="Mangal"/>
    <style:font-face style:name="Segoe UI" svg:font-family="'Segoe UI', 'Lucida Grande', Verdana, Arial, Helvetica, sans-serif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23:04.67</meta:creation-date>
    <dc:date>2012-11-06T18:17:57.68</dc:date>
    <meta:editing-duration>PT1H54M38S</meta:editing-duration>
    <meta:editing-cycles>32</meta:editing-cycles>
    <meta:generator>OpenOffice.org/3.4.1$Win32 OpenOffice.org_project/341m1$Build-9593</meta:generator>
    <meta:document-statistic meta:table-count="0" meta:image-count="0" meta:object-count="0" meta:page-count="3" meta:paragraph-count="53" meta:word-count="804" meta:character-count="6486"/>
  </office:meta>
</office:document-meta>
</file>